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cbca62"/>
    </style:style>
    <style:style style:name="T3" style:family="text">
      <style:text-properties officeooo:rsid="00f43fdb"/>
    </style:style>
    <style:style style:name="T4" style:family="text">
      <style:text-properties officeooo:rsid="0103b21e"/>
    </style:style>
    <style:style style:name="T5" style:family="text">
      <style:text-properties officeooo:rsid="01059c66"/>
    </style:style>
    <style:style style:name="T6" style:family="text">
      <style:text-properties officeooo:rsid="0114861f"/>
    </style:style>
    <style:style style:name="T7" style:family="text">
      <style:text-properties officeooo:rsid="0115c597"/>
    </style:style>
    <style:style style:name="T8" style:family="text">
      <style:text-properties officeooo:rsid="00065d6c"/>
    </style:style>
    <style:style style:name="T9" style:family="text">
      <style:text-properties officeooo:rsid="015427ae"/>
    </style:style>
    <style:style style:name="T10" style:family="text">
      <style:text-properties officeooo:rsid="0164e3b7"/>
    </style:style>
    <style:style style:name="T11" style:family="text">
      <style:text-properties officeooo:rsid="0179b94e"/>
    </style:style>
    <style:style style:name="T12" style:family="text">
      <style:text-properties officeooo:rsid="02a4e322"/>
    </style:style>
    <style:style style:name="T13" style:family="text">
      <style:text-properties officeooo:rsid="03328812"/>
    </style:style>
    <style:style style:name="T14" style:family="text">
      <style:text-properties officeooo:rsid="0337a579"/>
    </style:style>
    <style:style style:name="T15" style:family="text">
      <style:text-properties officeooo:rsid="0358fc3a"/>
    </style:style>
    <style:style style:name="T16" style:family="text">
      <style:text-properties officeooo:rsid="035bf411"/>
    </style:style>
    <style:style style:name="T17" style:family="text">
      <style:text-properties officeooo:rsid="0367e11b"/>
    </style:style>
    <style:style style:name="T18" style:family="text">
      <style:text-properties officeooo:rsid="036d2120"/>
    </style:style>
    <style:style style:name="T19" style:family="text">
      <style:text-properties officeooo:rsid="037bea4f"/>
    </style:style>
    <style:style style:name="T20" style:family="text">
      <style:text-properties officeooo:rsid="0381d376"/>
    </style:style>
    <style:style style:name="T21" style:family="text">
      <style:text-properties officeooo:rsid="0387c6ea"/>
    </style:style>
    <style:style style:name="T22" style:family="text">
      <style:text-properties officeooo:rsid="03880b35"/>
    </style:style>
    <style:style style:name="T23" style:family="text">
      <style:text-properties officeooo:rsid="038f56be"/>
    </style:style>
    <style:style style:name="T24" style:family="text">
      <style:text-properties officeooo:rsid="039148e9"/>
    </style:style>
    <style:style style:name="T25" style:family="text">
      <style:text-properties officeooo:rsid="03ade3db"/>
    </style:style>
    <style:style style:name="T26" style:family="text">
      <style:text-properties officeooo:rsid="03b1fdb5"/>
    </style:style>
    <style:style style:name="T27" style:family="text">
      <style:text-properties officeooo:rsid="03cb71d6"/>
    </style:style>
    <style:style style:name="T28" style:family="text">
      <style:text-properties officeooo:rsid="03cbca06"/>
    </style:style>
    <style:style style:name="T29" style:family="text">
      <style:text-properties officeooo:rsid="03cd1660"/>
    </style:style>
    <style:style style:name="T30" style:family="text">
      <style:text-properties officeooo:rsid="03d836cd"/>
    </style:style>
    <style:style style:name="T31" style:family="text">
      <style:text-properties officeooo:rsid="03de6916"/>
    </style:style>
    <style:style style:name="T32" style:family="text">
      <style:text-properties officeooo:rsid="03e474da"/>
    </style:style>
    <style:style style:name="T33" style:family="text">
      <style:text-properties officeooo:rsid="03e89be1"/>
    </style:style>
    <style:style style:name="T34" style:family="text">
      <style:text-properties officeooo:rsid="03e8b1ba"/>
    </style:style>
    <style:style style:name="T35" style:family="text">
      <style:text-properties officeooo:rsid="03eaba53"/>
    </style:style>
    <style:style style:name="T36" style:family="text">
      <style:text-properties officeooo:rsid="03ef361a"/>
    </style:style>
    <style:style style:name="T37" style:family="text">
      <style:text-properties officeooo:rsid="03f05dad"/>
    </style:style>
    <style:style style:name="T38" style:family="text">
      <style:text-properties officeooo:rsid="03f24393"/>
    </style:style>
    <style:style style:name="T39" style:family="text">
      <style:text-properties officeooo:rsid="03f31327"/>
    </style:style>
    <style:style style:name="T40" style:family="text">
      <style:text-properties officeooo:rsid="03f5ed51"/>
    </style:style>
    <style:style style:name="T41" style:family="text">
      <style:text-properties officeooo:rsid="03fa246d"/>
    </style:style>
    <style:style style:name="T42" style:family="text">
      <style:text-properties officeooo:rsid="03fe028a"/>
    </style:style>
    <style:style style:name="T43" style:family="text">
      <style:text-properties officeooo:rsid="03ffb43f"/>
    </style:style>
    <style:style style:name="T44" style:family="text">
      <style:text-properties officeooo:rsid="04047c11"/>
    </style:style>
    <style:style style:name="T45" style:family="text">
      <style:text-properties officeooo:rsid="040587c2"/>
    </style:style>
    <style:style style:name="T46" style:family="text">
      <style:text-properties officeooo:rsid="04076dde"/>
    </style:style>
    <style:style style:name="T47" style:family="text">
      <style:text-properties officeooo:rsid="0408da28"/>
    </style:style>
    <style:style style:name="T48" style:family="text">
      <style:text-properties officeooo:rsid="040a96f1"/>
    </style:style>
    <style:style style:name="T49" style:family="text">
      <style:text-properties officeooo:rsid="040e6548"/>
    </style:style>
    <style:style style:name="T50" style:family="text">
      <style:text-properties officeooo:rsid="0410072f"/>
    </style:style>
    <style:style style:name="T51" style:family="text">
      <style:text-properties officeooo:rsid="0411d7a4"/>
    </style:style>
    <style:style style:name="T52" style:family="text">
      <style:text-properties officeooo:rsid="041444ad"/>
    </style:style>
    <style:style style:name="T53" style:family="text">
      <style:text-properties officeooo:rsid="04164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5">9.0.</text:span><text:span text:style-name="T52">3</text:span></text:p>
      <text:p text:style-name="P3">LibreOffice: <text:span text:style-name="T10">7.</text:span><text:span text:style-name="T42">4.</text:span><text:span text:style-name="T49">2</text:span></text:p>
      <text:p text:style-name="P4"><text:span text:style-name="T8">Thunderbird: </text:span><text:span text:style-name="T35">102.</text:span><text:span text:style-name="T51">4.</text:span><text:span text:style-name="T52">1</text:span></text:p>
      <text:p text:style-name="P3">VLC: 3.0.<text:span text:style-name="T6">1</text:span><text:span text:style-name="T27">7.3</text:span></text:p>
      <text:p text:style-name="P3">DVDStyler: 3.<text:span text:style-name="T14">2.</text:span><text:span text:style-name="T19">1</text:span></text:p>
      <text:p text:style-name="P3">GIMP: 2.10.<text:span text:style-name="T24">3</text:span><text:span text:style-name="T33">2</text:span></text:p>
      <text:p text:style-name="P3">OpenShot: <text:span text:style-name="T1">2.</text:span><text:span text:style-name="T16">6.</text:span><text:span text:style-name="T17">1</text:span></text:p>
      <text:p text:style-name="P5"><text:span text:style-name="T8">Audacity: </text:span><text:span text:style-name="T12">3.</text:span><text:span text:style-name="T45">2.1</text:span></text:p>
      <text:p text:style-name="P3">Paint.net: 4.<text:span text:style-name="T18">3.</text:span><text:span text:style-name="T26">1</text:span><text:span text:style-name="T43">2</text:span></text:p>
      <text:p text:style-name="P3">MakeMKV: 1.1<text:span text:style-name="T35">7.</text:span><text:span text:style-name="T50">2</text:span></text:p>
      <text:p text:style-name="P6">SMPlayer: <text:span text:style-name="T4">2</text:span><text:span text:style-name="T25">2.</text:span><text:span text:style-name="T36">7.0</text:span></text:p>
      <text:p text:style-name="P7">Kdenlive: <text:span text:style-name="T7">2</text:span><text:span text:style-name="T30">2.</text:span><text:span text:style-name="T43">08.</text:span><text:span text:style-name="T51">2</text:span></text:p>
      <text:p text:style-name="P8">Rocky Linux: <text:span text:style-name="T36">9.0</text:span></text:p>
      <text:p text:style-name="P9">Ubuntu Server: 2<text:span text:style-name="T28">2.04.</text:span><text:span text:style-name="T41">1</text:span></text:p>
      <text:p text:style-name="P4"><text:span text:style-name="T8">Fedora: 3</text:span><text:span text:style-name="T31">6</text:span></text:p>
      <text:p text:style-name="P3">Linux Mint: <text:span text:style-name="T9">2</text:span><text:span text:style-name="T40">1</text:span></text:p>
      <text:p text:style-name="P10">Kubuntu: <text:span text:style-name="T5">2</text:span><text:span text:style-name="T28">2.04.</text:span><text:span text:style-name="T41">1</text:span></text:p>
      <text:p text:style-name="P11">Fedora lxqt: 36</text:p>
      <text:p text:style-name="P12">Arch: <text:span text:style-name="T46">1</text:span><text:span text:style-name="T52">1</text:span><text:span text:style-name="T46">-1-22</text:span></text:p>
      <text:p text:style-name="P13">Debian (Stable): 1<text:span text:style-name="T15">1.</text:span><text:span text:style-name="T44">5.0</text:span></text:p>
      <text:p text:style-name="P14">OpenSuse (Leap): 15.<text:span text:style-name="T34">4</text:span></text:p>
      <text:p text:style-name="P15">Visual Studio: 20<text:span text:style-name="T20">22<text:tab/></text:span></text:p>
      <text:p text:style-name="P16">FileZilla Client: 3.<text:span text:style-name="T32">6</text:span><text:span text:style-name="T53">2.0</text:span></text:p>
      <text:p text:style-name="P17">Notepad ++: <text:span text:style-name="T13">8.</text:span><text:span text:style-name="T29">4.</text:span><text:span text:style-name="T48">6</text:span></text:p>
      <text:p text:style-name="P17">Brackets: <text:span text:style-name="T21">Pre-Release </text:span><text:span text:style-name="T22">2.</text:span><text:span text:style-name="T37">1.2</text:span></text:p>
      <text:p text:style-name="P17">Rufus: 3.<text:span text:style-name="T40">20</text:span></text:p>
      <text:p text:style-name="P18">VirtualBox: <text:span text:style-name="T51">7.0.2</text:span></text:p>
      <text:p text:style-name="P17">Sharex: <text:span text:style-name="T37">14.</text:span><text:span text:style-name="T38">1.0</text:span></text:p>
      <text:p text:style-name="P17"><text:soft-page-break/>XDM:<text:span text:style-name="T3"> 7.2.1</text:span><text:span text:style-name="T11">1</text:span></text:p>
      <text:p text:style-name="P17">Vivaldi: <text:span text:style-name="T23">5.</text:span><text:span text:style-name="T48">5</text:span></text:p>
      <text:p text:style-name="P17">7-zip: <text:span text:style-name="T2">2</text:span><text:span text:style-name="T39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1-02T20:06:38.798681273</dc:date>
    <meta:editing-duration>P2DT6H17M16S</meta:editing-duration>
    <meta:editing-cycles>478</meta:editing-cycles>
    <meta:generator>LibreOffice/7.3.6.2$Linux_X86_64 LibreOffice_project/30$Build-2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